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inherit" svg:font-family="inherit"/>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3"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661afe"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1d9c2b" style:font-size-asian="12pt" style:font-weight-asian="bold" style:font-name-complex="Calibri1"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1d9c2b" style:font-size-asian="12pt" style:font-weight-asian="bold" style:font-name-complex="Calibri1" style:font-weight-complex="bold"/>
    </style:style>
    <style:style style:name="P5"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es" fo:country="ES" fo:font-style="normal" fo:font-weight="normal" officeooo:rsid="0038d81c" officeooo:paragraph-rsid="0036fe2c" style:font-weight-asian="normal" style:font-weight-complex="normal"/>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officeooo:rsid="0062b42a" officeooo:paragraph-rsid="0062b42a" style:font-size-asian="10pt" style:font-size-complex="10pt"/>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5688bc" officeooo:paragraph-rsid="005688bc" style:font-size-asian="10pt" style:font-weight-asian="normal" style:font-name-complex="Calibri Light" style:font-size-complex="10pt" style:font-weight-complex="normal"/>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2b42a" officeooo:paragraph-rsid="0062b42a" style:font-size-asian="10pt" style:font-weight-asian="normal" style:font-name-complex="Calibri Light" style:font-size-complex="10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62b42a" officeooo:paragraph-rsid="006779bf"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2ac2e8"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rsid="006779bf" officeooo:paragraph-rsid="006779bf" style:font-size-asian="12pt" style:font-weight-asian="bold" style:font-name-complex="Calibri Light" style:font-size-complex="16pt" style:font-weight-complex="bold"/>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paragraph-rsid="002ac2e8" style:font-size-asian="12pt" style:font-weight-asian="bold" style:font-name-complex="Calibri Light" style:font-size-complex="16pt" style:font-weight-complex="bold"/>
    </style:style>
    <style:style style:name="P1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2ac2e8"/>
    </style:style>
    <style:style style:name="P1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16"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fo:language="es" fo:country="ES" officeooo:paragraph-rsid="005c0fb2"/>
    </style:style>
    <style:style style:name="P17"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style:font-name="Arial" fo:font-size="10pt" fo:language="es" fo:country="ES" officeooo:rsid="005fdbcb" officeooo:paragraph-rsid="005fdbcb" style:font-size-asian="10pt" style:font-size-complex="10pt"/>
    </style:style>
    <style:style style:name="P18" style:family="paragraph" style:parent-style-name="Standard">
      <loext:graphic-properties draw:fill="none"/>
      <style:paragraph-properties fo:margin-left="0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n" fo:country="US" officeooo:rsid="005b25c1" officeooo:paragraph-rsid="006a83d3" style:font-size-asian="10pt" style:font-size-complex="10pt"/>
    </style:style>
    <style:style style:name="P19" style:family="paragraph" style:parent-style-name="Table_20_Contents">
      <style:paragraph-properties fo:text-align="center" style:justify-single-word="false" style:vertical-align="auto">
        <style:tab-stops/>
      </style:paragraph-properties>
      <style:text-properties fo:language="es" fo:country="ES" officeooo:paragraph-rsid="002b38ef"/>
    </style:style>
    <style:style style:name="P20" style:family="paragraph" style:parent-style-name="Standard">
      <style:text-properties fo:language="es" fo:country="ES" officeooo:paragraph-rsid="002b38ef"/>
    </style:style>
    <style:style style:name="P21" style:family="paragraph" style:parent-style-name="Footer">
      <style:paragraph-properties fo:text-align="end" style:justify-single-word="false"/>
      <style:text-properties style:font-name="Arial" fo:font-size="8pt" fo:language="es" fo:country="ES" officeooo:rsid="002b38ef" officeooo:paragraph-rsid="002b38ef" style:font-size-asian="8pt" style:font-size-complex="8pt"/>
    </style:style>
    <style:style style:name="P22" style:family="paragraph" style:parent-style-name="Header">
      <style:paragraph-properties fo:padding="0cm" fo:border="none"/>
      <style:text-properties fo:language="es" fo:country="ES"/>
    </style:style>
    <style:style style:name="P23" style:family="paragraph" style:parent-style-name="Footer">
      <style:paragraph-properties fo:padding="0cm" fo:border="none"/>
      <style:text-properties fo:language="es" fo:country="ES"/>
    </style:style>
    <style:style style:name="P24"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246888" officeooo:paragraph-rsid="0052cf76" style:font-size-asian="10pt" style:font-size-complex="10pt"/>
    </style:style>
    <style:style style:name="P25"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b25c1" officeooo:paragraph-rsid="005b25c1" style:font-size-asian="10pt" style:font-size-complex="10pt"/>
    </style:style>
    <style:style style:name="P26"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s" fo:country="ES" officeooo:rsid="005c0fb2" officeooo:paragraph-rsid="005c0fb2" style:font-size-asian="10pt" style:font-size-complex="10pt"/>
    </style:style>
    <style:style style:name="P27"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n" fo:country="US" officeooo:rsid="005a4db3" officeooo:paragraph-rsid="005b25c1" style:font-size-asian="10pt" style:font-size-complex="10pt"/>
    </style:style>
    <style:style style:name="P28"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n" fo:country="US" officeooo:rsid="005b25c1" officeooo:paragraph-rsid="005b25c1" style:font-size-asian="10pt" style:font-size-complex="10pt"/>
    </style:style>
    <style:style style:name="P29"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n" fo:country="US" officeooo:rsid="005c0fb2" officeooo:paragraph-rsid="005c0fb2" style:font-size-asian="10pt" style:font-size-complex="10pt"/>
    </style:style>
    <style:style style:name="P30"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n" fo:country="US" style:text-underline-style="solid" style:text-underline-width="auto" style:text-underline-color="font-color" fo:font-weight="bold" officeooo:rsid="005b25c1" officeooo:paragraph-rsid="005b25c1" style:font-size-asian="10pt" style:font-weight-asian="bold" style:font-size-complex="10pt" style:font-weight-complex="bold"/>
    </style:style>
    <style:style style:name="P31"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 fo:font-size="10pt" fo:language="es" fo:country="ES" officeooo:rsid="005b25c1" officeooo:paragraph-rsid="005b25c1" style:font-size-asian="10pt" style:font-size-complex="10pt"/>
    </style:style>
    <style:style style:name="P32"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 fo:font-size="10pt" fo:language="en" fo:country="US" officeooo:rsid="005b25c1" officeooo:paragraph-rsid="005b25c1" style:font-size-asian="10pt" style:font-size-complex="10pt"/>
    </style:style>
    <style:style style:name="P33"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 fo:font-size="10pt" fo:language="en" fo:country="US" officeooo:rsid="005b25c1" officeooo:paragraph-rsid="0060d79a" style:font-size-asian="10pt" style:font-size-complex="10pt"/>
    </style:style>
    <style:style style:name="P34"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n" fo:country="US" officeooo:paragraph-rsid="005b25c1"/>
    </style:style>
    <style:style style:name="P35"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n" fo:country="US" officeooo:paragraph-rsid="005c0fb2"/>
    </style:style>
    <style:style style:name="P36"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n" fo:country="US" officeooo:rsid="005b25c1" officeooo:paragraph-rsid="005b25c1"/>
    </style:style>
    <style:style style:name="P37"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n" fo:country="US" officeooo:rsid="005b25c1" officeooo:paragraph-rsid="005b25c1" style:font-size-asian="10pt" style:font-size-complex="10pt"/>
    </style:style>
    <style:style style:name="P38"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n" fo:country="US" officeooo:rsid="005b25c1" officeooo:paragraph-rsid="005c0fb2" style:font-size-asian="10pt" style:font-size-complex="10pt"/>
    </style:style>
    <style:style style:name="P39"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font-size="10pt" fo:language="en" fo:country="US" officeooo:rsid="005b25c1" officeooo:paragraph-rsid="006a83d3" style:font-size-asian="10pt" style:font-size-complex="10pt"/>
    </style:style>
    <style:style style:name="P40"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 fo:language="en" fo:country="US" officeooo:paragraph-rsid="005b25c1"/>
    </style:style>
    <style:style style:name="P41" style:family="paragraph" style:parent-style-name="Standard" style:master-page-name="">
      <loext:graphic-properties draw:fill="none"/>
      <style:paragraph-properties fo:margin-left="0.7cm" fo:margin-right="0cm" fo:line-height="100%" fo:text-align="justify" style:justify-single-word="false" fo:orphans="2" fo:widows="2" fo:text-indent="0cm" style:auto-text-indent="false" style:page-number="auto" fo:background-color="transparent"/>
      <style:text-properties fo:language="en" fo:country="US" officeooo:paragraph-rsid="0036fe2c"/>
    </style:style>
    <style:style style:name="P42" style:family="paragraph" style:parent-style-name="Standard" style:master-page-name="">
      <loext:graphic-properties draw:fill="none"/>
      <style:paragraph-properties fo:margin-left="0.7cm" fo:margin-right="0cm" fo:margin-top="0cm" fo:margin-bottom="0.3cm" loext:contextual-spacing="false" fo:text-align="justify" style:justify-single-word="false" fo:orphans="2" fo:widows="2" fo:text-indent="0cm" style:auto-text-indent="false" style:page-number="auto" fo:background-color="transparent"/>
      <style:text-properties style:use-window-font-color="true" style:font-name="Arial" fo:font-size="10pt" fo:language="en" fo:country="US" officeooo:paragraph-rsid="006779bf"/>
    </style:style>
    <style:style style:name="P43"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n" fo:country="US" fo:font-style="italic" fo:text-shadow="none" style:text-underline-style="none" fo:font-weight="normal" officeooo:rsid="00661afe" officeooo:paragraph-rsid="005688bc" style:font-size-asian="13pt" style:font-style-asian="italic" style:font-weight-asian="normal" style:font-size-complex="13pt" style:font-style-complex="italic" style:font-weight-complex="normal" style:text-emphasize="none"/>
    </style:style>
    <style:style style:name="P44"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language="es" fo:country="ES" fo:font-style="normal" fo:font-weight="normal" officeooo:rsid="005fdbcb" officeooo:paragraph-rsid="005fdbcb" style:font-size-asian="10pt" style:font-size-complex="10pt"/>
    </style:style>
    <style:style style:name="P45" style:family="paragraph" style:parent-style-name="Standard">
      <loext:graphic-properties draw:fill="none"/>
      <style:paragraph-properties fo:margin-left="0.7cm" fo:margin-right="0cm" fo:line-height="100%" fo:text-align="start" style:justify-single-word="false" fo:orphans="2" fo:widows="2" fo:text-indent="0cm" style:auto-text-indent="false" fo:background-color="transparent"/>
      <style:text-properties style:font-name="Arial" fo:font-size="10pt" fo:language="en" fo:country="US" fo:font-weight="bold" officeooo:rsid="005d974f" officeooo:paragraph-rsid="005a4db3" style:font-size-asian="10pt" style:font-weight-asian="bold" style:font-name-complex="Calibri1" style:font-size-complex="10pt" style:font-weight-complex="bold"/>
    </style:style>
    <style:style style:name="P46" style:family="paragraph" style:parent-style-name="Standard" style:master-page-name="">
      <loext:graphic-properties draw:fill="none"/>
      <style:paragraph-properties fo:margin-left="0.801cm" fo:margin-right="0cm" fo:margin-top="0cm" fo:margin-bottom="0.101cm" loext:contextual-spacing="false" fo:text-align="justify" style:justify-single-word="false" fo:orphans="2" fo:widows="2" fo:text-indent="0cm" style:auto-text-indent="false" style:page-number="auto" fo:background-color="transparent"/>
      <style:text-properties style:font-name="Arial" fo:font-size="10pt" fo:language="en" fo:country="US" officeooo:rsid="005a4db3" officeooo:paragraph-rsid="005a4db3" style:font-size-asian="10pt" style:font-size-complex="10pt"/>
    </style:style>
    <style:style style:name="P47"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 fo:font-size="10pt" fo:language="en" fo:country="US" officeooo:rsid="005a4db3" officeooo:paragraph-rsid="005a4db3" style:font-size-asian="10pt" style:font-size-complex="10pt"/>
    </style:style>
    <style:style style:name="P48" style:family="paragraph" style:parent-style-name="List_20_Paragraph" style:list-style-name="WWNum3">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1d9c2b" style:font-size-asian="12pt" style:font-weight-asian="bold" style:font-name-complex="Calibri1" style:font-size-complex="16pt" style:font-weight-complex="bold"/>
    </style:style>
    <style:style style:name="P49"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50"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font-weight="bold" officeooo:rsid="000cfa44" style:font-size-asian="18pt" style:font-weight-asian="bold" style:font-name-complex="Calibri1" style:font-size-complex="18pt" style:font-weight-complex="bold"/>
    </style:style>
    <style:style style:name="T3" style:family="text">
      <style:text-properties style:font-name="Arial" fo:font-size="18pt" fo:font-weight="bold" officeooo:rsid="00295373" style:font-size-asian="18pt" style:font-weight-asian="bold" style:font-name-complex="Calibri1" style:font-size-complex="18pt" style:font-weight-complex="bold"/>
    </style:style>
    <style:style style:name="T4" style:family="text">
      <style:text-properties style:font-name="Arial" fo:font-size="24pt" officeooo:rsid="0064638e" style:font-size-asian="24pt" style:font-size-complex="24pt"/>
    </style:style>
    <style:style style:name="T5" style:family="text">
      <style:text-properties style:font-name="Arial" fo:font-size="24pt" officeooo:rsid="00295373" style:font-size-asian="24pt" style:font-size-complex="24pt"/>
    </style:style>
    <style:style style:name="T6" style:family="text">
      <style:text-properties style:font-name="Arial" fo:font-size="24pt" officeooo:rsid="005688bc" style:font-size-asian="24pt" style:font-size-complex="24pt"/>
    </style:style>
    <style:style style:name="T7" style:family="text">
      <style:text-properties style:font-name="Arial" fo:font-size="24pt" officeooo:rsid="0058bf00" style:font-size-asian="24pt" style:font-size-complex="24pt"/>
    </style:style>
    <style:style style:name="T8" style:family="text">
      <style:text-properties style:font-name="Arial" fo:font-size="10pt" style:font-size-asian="10pt" style:font-size-complex="10pt"/>
    </style:style>
    <style:style style:name="T9" style:family="text">
      <style:text-properties style:font-name="Arial" fo:font-size="10pt" officeooo:rsid="005b25c1" style:font-size-asian="10pt" style:font-size-complex="10pt"/>
    </style:style>
    <style:style style:name="T10" style:family="text">
      <style:text-properties style:font-name="Arial" fo:font-size="10pt" officeooo:rsid="0067366d" style:font-size-asian="10pt" style:font-size-complex="10pt"/>
    </style:style>
    <style:style style:name="T11" style:family="text">
      <style:text-properties style:font-name="Arial" fo:font-size="10pt" fo:font-weight="normal" style:font-size-asian="10pt" style:font-weight-asian="normal" style:font-name-complex="Calibri Light" style:font-size-complex="10pt" style:font-weight-complex="normal"/>
    </style:style>
    <style:style style:name="T12" style:family="text">
      <style:text-properties style:font-name="Arial" fo:font-size="10pt" fo:font-weight="normal" officeooo:rsid="005a1478" style:font-size-asian="10pt" style:font-weight-asian="normal" style:font-name-complex="Calibri Light" style:font-size-complex="10pt" style:font-weight-complex="normal"/>
    </style:style>
    <style:style style:name="T13" style:family="text">
      <style:text-properties style:font-name="Arial" fo:font-size="10pt" style:text-underline-style="solid" style:text-underline-width="auto" style:text-underline-color="font-color" fo:font-weight="bold" officeooo:rsid="005c0fb2" style:font-size-asian="10pt" style:font-weight-asian="bold" style:font-size-complex="10pt" style:font-weight-complex="bold"/>
    </style:style>
    <style:style style:name="T14" style:family="text">
      <style:text-properties style:font-name="Arial" fo:font-size="12pt" fo:font-weight="bold" officeooo:rsid="000cfa44" style:font-size-asian="12pt" style:font-weight-asian="bold" style:font-name-complex="Calibri1" style:font-size-complex="16pt" style:font-weight-complex="bold"/>
    </style:style>
    <style:style style:name="T15" style:family="text">
      <style:text-properties style:font-name="Arial" fo:font-size="12pt" fo:font-weight="bold" officeooo:rsid="00661afe" style:font-size-asian="12pt" style:font-weight-asian="bold" style:font-name-complex="Calibri1" style:font-size-complex="16pt" style:font-weight-complex="bold"/>
    </style:style>
    <style:style style:name="T16" style:family="text">
      <style:text-properties style:font-name="Arial" fo:font-size="12pt" fo:font-weight="bold" officeooo:rsid="006779bf" style:font-size-asian="12pt" style:font-weight-asian="bold" style:font-name-complex="Calibri1" style:font-size-complex="16pt" style:font-weight-complex="bold"/>
    </style:style>
    <style:style style:name="T17" style:family="text">
      <style:text-properties style:font-name="Arial" fo:font-size="12pt" fo:font-weight="bold" style:font-size-asian="12pt" style:font-weight-asian="bold" style:font-name-complex="Calibri Light" style:font-size-complex="16pt" style:font-weight-complex="bold"/>
    </style:style>
    <style:style style:name="T18" style:family="text">
      <style:text-properties style:font-name="Arial" fo:font-size="12pt" fo:font-weight="bold" officeooo:rsid="006779bf" style:font-size-asian="12pt" style:font-weight-asian="bold" style:font-name-complex="Calibri Light" style:font-size-complex="16pt" style:font-weight-complex="bold"/>
    </style:style>
    <style:style style:name="T19" style:family="text">
      <style:text-properties officeooo:rsid="00661afe"/>
    </style:style>
    <style:style style:name="T20" style:family="text">
      <style:text-properties officeooo:rsid="006a0f6c"/>
    </style:style>
    <style:style style:name="T21" style:family="text">
      <style:text-properties officeooo:rsid="005b25c1"/>
    </style:style>
    <style:style style:name="T22" style:family="text">
      <style:text-properties fo:font-variant="normal" fo:text-transform="none" fo:color="#000000" style:font-name="Liberation Sans" fo:font-size="10.5pt" fo:letter-spacing="normal" fo:font-style="normal" fo:font-weight="normal" officeooo:rsid="00246888" style:font-weight-asian="normal" style:font-weight-complex="normal"/>
    </style:style>
    <style:style style:name="T23" style:family="text">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62b42a" style:font-size-asian="10pt" style:font-style-asian="normal" style:font-weight-asian="normal" style:font-size-complex="10pt" style:font-weight-complex="normal" style:text-emphasize="none"/>
    </style:style>
    <style:style style:name="T24" style:family="text">
      <style:text-properties fo:font-variant="normal" fo:text-transform="none" fo:letter-spacing="normal" fo:font-style="normal" fo:font-weight="normal" officeooo:rsid="005cad90" style:font-size-asian="10pt" style:font-size-complex="10pt"/>
    </style:style>
    <style:style style:name="T25" style:family="text">
      <style:text-properties fo:font-variant="normal" fo:text-transform="none" style:use-window-font-color="true" fo:letter-spacing="normal" fo:language="en" fo:country="US" fo:font-style="normal" fo:font-weight="normal"/>
    </style:style>
    <style:style style:name="T26" style:family="text">
      <style:text-properties fo:font-variant="normal" fo:text-transform="none" style:use-window-font-color="true" fo:letter-spacing="normal" fo:language="en" fo:country="US" fo:font-style="normal" fo:font-weight="bold" style:font-weight-asian="bold" style:font-weight-complex="bold"/>
    </style:style>
    <style:style style:name="T27" style:family="text">
      <style:text-properties officeooo:rsid="005c0fb2"/>
    </style:style>
    <style:style style:name="T28" style:family="text">
      <style:text-properties style:use-window-font-color="true"/>
    </style:style>
    <style:style style:name="T29" style:family="text">
      <style:text-properties style:use-window-font-color="true" style:font-name="Arial" fo:font-size="10pt" officeooo:rsid="005c0fb2" style:font-size-asian="10pt" style:font-size-complex="10pt"/>
    </style:style>
    <style:style style:name="T30" style:family="text">
      <style:text-properties fo:color="#c9211e" fo:font-weight="bold" style:font-weight-asian="bold" style:font-weight-complex="bold"/>
    </style:style>
    <style:style style:name="T31" style:family="text">
      <style:text-properties fo:color="#c9211e" style:font-name="Arial" fo:font-size="10pt" fo:font-weight="bold" style:font-size-asian="10pt" style:font-weight-asian="bold" style:font-size-complex="10pt" style:font-weight-complex="bold"/>
    </style:style>
    <style:style style:name="T32" style:family="text">
      <style:text-properties fo:color="#c9211e" style:font-name="Arial" fo:font-size="10pt" fo:font-weight="bold" officeooo:rsid="005b25c1" style:font-size-asian="10pt" style:font-weight-asian="bold" style:font-size-complex="10pt" style:font-weight-complex="bold"/>
    </style:style>
    <style:style style:name="T33" style:family="text">
      <style:text-properties fo:color="#c9211e" style:text-underline-style="none" fo:font-weight="bold" style:font-weight-asian="bold" style:font-weight-complex="bold"/>
    </style:style>
    <style:style style:name="T34" style:family="text">
      <style:text-properties fo:color="#666666" style:font-name="Arial" fo:font-size="9pt" fo:font-style="italic" officeooo:rsid="005c0fb2" style:font-size-asian="9pt" style:font-style-asian="italic" style:font-size-complex="9pt" style:font-style-complex="italic"/>
    </style:style>
    <style:style style:name="T35" style:family="text">
      <style:text-properties fo:color="#666666" fo:font-size="9pt" fo:font-style="italic" officeooo:rsid="005c0fb2" style:font-size-asian="9pt" style:font-style-asian="italic" style:font-size-complex="9pt" style:font-style-complex="italic"/>
    </style:style>
    <style:style style:name="T36" style:family="text">
      <style:text-properties fo:font-weight="bold" style:font-weight-asian="bold" style:font-weight-complex="bold"/>
    </style:style>
    <style:style style:name="T37" style:family="text">
      <style:text-properties officeooo:rsid="0064638e"/>
    </style:style>
    <style:style style:name="T38" style:family="text">
      <style:text-properties style:text-underline-style="none" fo:font-weight="normal" style:font-weight-asian="normal" style:font-weight-complex="normal"/>
    </style:style>
    <style:style style:name="T39" style:family="text">
      <style:text-properties fo:font-weight="normal" style:font-weight-asian="normal" style:font-weight-complex="normal"/>
    </style:style>
    <style:style style:name="T40" style:family="text">
      <style:text-properties officeooo:rsid="005cad90" style:font-size-asian="10pt" style:font-size-complex="10pt"/>
    </style:style>
    <style:style style:name="T41" style:family="text">
      <style:text-properties officeooo:rsid="006779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62196916" text:style-name="WWNum3">
        <text:list-header>
          <text:p text:style-name="P49"><text:span text:style-name="T14">G</text:span><text:span text:style-name="T15">OAL</text:span><text:span text:style-name="T14">S</text:span></text:p>
          <text:p text:style-name="P48"/>
        </text:list-header>
      </text:list>
      <text:p text:style-name="P41"><text:span text:style-name="T22"><text:tab/></text:span><text:span text:style-name="T23">Creation, modification and deletion of additional fields in a specific system element or for all elements (cat_feature). This can be useful in case you want to store some data that is not foreseen in the standard Giswater data model. Although the additional fields system does not directly add the fields in the mother tables (node, arc, connec), therefore they cannot be consulted there, if they can be consulted in the QGIS forms and in the 'child' views.</text:span></text:p>
      <text:p text:style-name="P6"/>
      <text:p text:style-name="P6"/>
      <text:p text:style-name="P4">DESCRIP<text:span text:style-name="T19">TIO</text:span>N</text:p>
      <text:p text:style-name="P4"/>
      <text:p text:style-name="P45">First of all, comment that you need to be an administrator for this process, since those views to which an additional field is added / updated or deleted will be automatically modified.</text:p>
      <text:p text:style-name="P3"/>
      <text:p text:style-name="P46">Two steps are necessary for this process:</text:p>
      <text:p text:style-name="P47">- <text:s/>1: <text:s text:c="2"/>The creation of the field in the database is explained in this protocol.</text:p>
      <text:p text:style-name="P47">- 2: The configuration of how it will be displayed in the dialog is perfectly detailed in the P09_config_form_fields protocol.</text:p>
      <text:p text:style-name="P24"/>
      <text:p text:style-name="P27">In this protocol we focus on creating the field, as well as determining its basic configuration. Since the information is stored in two tables that are:</text:p>
      <text:p text:style-name="P28"><text:tab/>sys_addfields</text:p>
      <text:p text:style-name="P27"><text:tab/><text:span text:style-name="T21">config_form_fields</text:span></text:p>
      <text:p text:style-name="P28">And since the view of the element to which an additional field is added will be recreated again, there is specifically a function designed to perform all the tasks of creating an additional field. The call to this function is:</text:p>
      <text:p text:style-name="P25"/>
      <text:p text:style-name="P30">To create a new additional field:</text:p>
      <text:p text:style-name="P28"/>
      <text:p text:style-name="P32">SELECT SCHEMA_NAME.gw_fct_admin_manage_addfields($${"client":{"lang":"ES"}, </text:p>
      <text:p text:style-name="P32"><text:tab/>"feature":{"catFeature":"PUMP"},</text:p>
      <text:p text:style-name="P32"><text:tab/>"data":{</text:p>
      <text:p text:style-name="P32"><text:tab/><text:tab/><text:tab/>"action":"CREATE", </text:p>
      <text:p text:style-name="P32"><text:tab/><text:tab/><text:tab/>"multi_create":"true",</text:p>
      <text:p text:style-name="P32"><text:tab/><text:tab/><text:tab/>"parameters":{</text:p>
      <text:p text:style-name="P32"><text:tab/><text:tab/><text:tab/><text:tab/>"columnname":"addfield_all",</text:p>
      <text:p text:style-name="P32"><text:tab/><text:tab/><text:tab/><text:tab/>"datatype":"string", </text:p>
      <text:p text:style-name="P32"><text:tab/><text:tab/><text:tab/><text:tab/>"widgettype":"text", </text:p>
      <text:p text:style-name="P32"><text:tab/><text:tab/><text:tab/><text:tab/>"label":"addfield_all",</text:p>
      <text:p text:style-name="P32"><text:tab/><text:tab/><text:tab/><text:tab/>"ismandatory":"False",</text:p>
      <text:p text:style-name="P33"><text:tab/><text:tab/><text:tab/><text:tab/>"fieldLength":"50",</text:p>
      <text:p text:style-name="P32"><text:tab/><text:tab/><text:tab/><text:tab/> "numDecimals":null,</text:p>
      <text:p text:style-name="P32"><text:tab/><text:tab/><text:tab/><text:tab/> "active":"True", </text:p>
      <text:p text:style-name="P32"><text:tab/><text:tab/><text:tab/><text:tab/> "iseditable":"True"}}}$$);</text:p>
      <text:p text:style-name="P34"><text:span text:style-name="T9">W</text:span><text:span text:style-name="T10">here</text:span><text:span text:style-name="T9">: </text:span></text:p>
      <text:p text:style-name="P29"><text:soft-page-break/>SCHEMA_NAME is the name of the schema</text:p>
      <text:p text:style-name="P28"><text:span text:style-name="T30">“catFeature”:</text:span> is the feature to which we want to add a new field</text:p>
      <text:p text:style-name="P34"><text:span text:style-name="T32">“action”:</text:span><text:span text:style-name="T9"> the action that we intend to develop, which for the case will be CREATE</text:span></text:p>
      <text:p text:style-name="P36"><text:span text:style-name="T31">“multi_create”: </text:span><text:span text:style-name="T8">SUPER IMPORTANT, allows the creation of the additional field FOR ALL FEATURES <text:tab/><text:tab/><text:tab/> <text:s text:c="5"/>of the same type (nodes, arcs, connec or gully depending on the chosen one)</text:span></text:p>
      <text:p text:style-name="P37"/>
      <text:p text:style-name="P39"><text:span text:style-name="T30">“columnname”:</text:span> the name of the additional field. Totally prohibited special characters</text:p>
      <text:p text:style-name="P39"><text:span text:style-name="T33">“datatype”: </text:span><text:span text:style-name="T38">the type of data, check the available ones in this query:</text:span></text:p>
      <text:p text:style-name="P38"><text:span text:style-name="T27"><text:tab/></text:span><text:span text:style-name="T35">(SELECT id FROM SCHEMA_NAME.config_typevalue WHERE typevalue = 'datatype_typevalue')</text:span></text:p>
      <text:p text:style-name="P39"><text:span text:style-name="T30">“widgettype”:</text:span> the type of widget to be used, check the available ones in this query:</text:p>
      <text:p text:style-name="P35"><text:span text:style-name="T29"><text:tab/></text:span><text:span text:style-name="T34">(SELECT id FROM SCHEMA_NAME.config_typevalue WHERE typevalue = 'widgettype_typevalue')</text:span></text:p>
      <text:p text:style-name="P39"><text:span text:style-name="T30">“label”:</text:span>"addfield_all", the label to show the user in the dialog.</text:p>
      <text:p text:style-name="P39"><text:span text:style-name="T30">“ismandatory”:</text:span> if the field is mandatory for the user.</text:p>
      <text:p text:style-name="P39"><text:span text:style-name="T30">“fieldLength”:</text:span> field length.</text:p>
      <text:p text:style-name="P18"><text:span text:style-name="T30"><text:tab/> “numDecimals”:</text:span> number of decimals.</text:p>
      <text:p text:style-name="P39"><text:span text:style-name="T30">“active”: </text:span><text:span text:style-name="T39">if the field is active or we want to leave it for another time.</text:span></text:p>
      <text:p text:style-name="P39"><text:span text:style-name="T30">“iseditable”:</text:span> if the field is editable for the user.</text:p>
      <text:p text:style-name="P40"/>
      <text:p text:style-name="P42"><text:span text:style-name="T40"><text:tab/></text:span><text:bookmark text:name="tw-target-text"/><text:span text:style-name="T24">HINT: Be careful with the syntax of JSON requests. It is very easy to be wrong. We recommend being very careful at this point.</text:span></text:p>
      <text:p text:style-name="P17"><text:span text:style-name="T28"><text:tab/></text:span><text:bookmark text:name="tw-target-text1"/><text:span text:style-name="T25">If the created field has value domains, we can consult the </text:span><text:span text:style-name="T26">E20_typevalue_tables protocol</text:span><text:span text:style-name="T25">, for how to <text:tab/>generate these value domains and how to generate foreign keys between them.</text:span></text:p>
      <text:p text:style-name="Preformatted_20_Text"><text:bookmark text:name="tw-target-text2"/>There are more configuration fields of the element that are much better explained in the protocol <text:span text:style-name="T36">P09_config_form_fields</text:span>, so if you want more information you can consult it.</text:p>
      <text:p text:style-name="P44"/>
      <text:p text:style-name="P16"><text:span text:style-name="T9"><text:tab/></text:span><text:span text:style-name="T13">If we wanted to delete an additional field, we would proceed as follows:</text:span></text:p>
      <text:p text:style-name="P25"/>
      <text:p text:style-name="P31">SELECT <text:span text:style-name="T27">SCHEMA</text:span>.gw_fct_admin_manage_addfields($${</text:p>
      <text:p text:style-name="P31">"client":{"lang":"ES"}, </text:p>
      <text:p text:style-name="P31">"feature":{"catFeature":"PUMP"},</text:p>
      <text:p text:style-name="P31">"data":{"action":"DELETE","multi_create":"true","parameters":{"columnname":"pump_test"}}}$$)</text:p>
      <text:p text:style-name="P26"/>
      <text:p text:style-name="P29">NOTE: With this process the views are updated. If QGIS has the project loaded, we recommend exiting and re-entering QGIS for the changes to take effect and not cause any conflict.</text:p>
      <text:p text:style-name="P29"/>
      <text:p text:style-name="P5"><text:span text:style-name="T14">REVIE</text:span><text:span text:style-name="T16">W</text:span><text:span text:style-name="T14">S</text:span></text:p>
      <text:p text:style-name="P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3">Ac<text:span text:style-name="T41">tio</text:span>n</text:p>
          </table:table-cell>
          <table:table-cell table:style-name="Taula2.A1" office:value-type="string">
            <text:p text:style-name="P15"><text:span text:style-name="T17">Us</text:span><text:span text:style-name="T18">er</text:span></text:p>
          </table:table-cell>
          <table:table-cell table:style-name="Taula2.A1" office:value-type="string">
            <text:p text:style-name="P12">Date</text:p>
          </table:table-cell>
        </table:table-row>
        <table:table-row table:style-name="Taula2.1">
          <table:table-cell table:style-name="Taula2.A1" office:value-type="string">
            <text:p text:style-name="P11">Crea<text:span text:style-name="T41">ted</text:span></text:p>
          </table:table-cell>
          <table:table-cell table:style-name="Taula2.A1" office:value-type="string">
            <text:p text:style-name="P8">Xavi T.</text:p>
          </table:table-cell>
          <table:table-cell table:style-name="Taula2.A1" office:value-type="string">
            <text:p text:style-name="P14"><text:span text:style-name="T12">22</text:span><text:span text:style-name="T11">/</text:span><text:span text:style-name="T12">09</text:span><text:span text:style-name="T11">/20</text:span><text:span text:style-name="T12">20</text:span></text:p>
          </table:table-cell>
        </table:table-row>
        <table:table-row table:style-name="Taula2.1">
          <table:table-cell table:style-name="Taula2.A3" office:value-type="string">
            <text:p text:style-name="P10">U<text:span text:style-name="T41">pdated</text:span></text:p>
          </table:table-cell>
          <table:table-cell table:style-name="Taula2.A3" office:value-type="string">
            <text:p text:style-name="P9">Albert</text:p>
          </table:table-cell>
          <table:table-cell table:style-name="Taula2.A3" office:value-type="string">
            <text:p text:style-name="P7">03/01/202<text:span text:style-name="T37">2</text:span></text:p>
          </table:table-cell>
        </table:table-row>
      </table:table>
      <text:p text:style-name="P2"><draw:frame draw:style-name="fr1" draw:name="Imagen1" text:anchor-type="paragraph" svg:x="13.861cm" svg:y="0.226cm" svg:width="3cm" svg:height="1.03cm" draw:z-index="4"><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inherit" svg:font-family="inherit"/>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661afe"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fo:language="es" fo:country="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 fo:font-size="13pt" fo:language="en" fo:country="US" fo:font-style="italic" fo:text-shadow="none" style:text-underline-style="none" fo:font-weight="normal" officeooo:rsid="00661afe" officeooo:paragraph-rsid="005688bc" style:font-size-asian="13pt" style:font-style-asian="italic" style:font-weight-asian="normal" style:font-size-complex="13pt" style:font-style-complex="italic" style:font-weight-complex="normal" style:text-emphasize="none"/>
    </style:style>
    <style:style style:name="MP4" style:family="paragraph" style:parent-style-name="Standard">
      <style:text-properties fo:language="es" fo:country="ES" officeooo:paragraph-rsid="002b38ef"/>
    </style:style>
    <style:style style:name="MP5" style:family="paragraph" style:parent-style-name="Footer">
      <style:paragraph-properties fo:text-align="end" style:justify-single-word="false"/>
      <style:text-properties style:font-name="Arial" fo:font-size="8pt" fo:language="es" fo:country="ES"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text-properties fo:language="es" fo:country="ES"/>
    </style:style>
    <style:style style:name="MP8" style:family="paragraph" style:parent-style-name="Footer">
      <style:paragraph-properties fo:padding="0cm" fo:border="none"/>
      <style:text-properties fo:language="es" fo:country="ES"/>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font-weight="bold" officeooo:rsid="000cfa44" style:font-size-asian="18pt" style:font-weight-asian="bold" style:font-name-complex="Calibri1" style:font-size-complex="18pt" style:font-weight-complex="bold"/>
    </style:style>
    <style:style style:name="MT3" style:family="text">
      <style:text-properties style:font-name="Arial" fo:font-size="18pt" fo:font-weight="bold" officeooo:rsid="00295373" style:font-size-asian="18pt" style:font-weight-asian="bold" style:font-name-complex="Calibri1" style:font-size-complex="18pt" style:font-weight-complex="bold"/>
    </style:style>
    <style:style style:name="MT4" style:family="text">
      <style:text-properties style:font-name="Arial" fo:font-size="24pt" officeooo:rsid="0064638e" style:font-size-asian="24pt" style:font-size-complex="24pt"/>
    </style:style>
    <style:style style:name="MT5" style:family="text">
      <style:text-properties style:font-name="Arial" fo:font-size="24pt" officeooo:rsid="00295373" style:font-size-asian="24pt" style:font-size-complex="24pt"/>
    </style:style>
    <style:style style:name="MT6" style:family="text">
      <style:text-properties style:font-name="Arial" fo:font-size="24pt" officeooo:rsid="005688bc" style:font-size-asian="24pt" style:font-size-complex="24pt"/>
    </style:style>
    <style:style style:name="MT7" style:family="text">
      <style:text-properties style:font-name="Arial" fo:font-size="24pt" officeooo:rsid="0058bf00" style:font-size-asian="24pt" style:font-size-complex="24pt"/>
    </style:style>
    <style:style style:name="MT8" style:family="text">
      <style:text-properties officeooo:rsid="006a0f6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9C4C1816B46A8849.png" xlink:type="simple" xlink:show="embed" xlink:actuate="onLoad" loext:mime-type="image/png"/></draw:frame><text:span text:style-name="MT1"><text:s/></text:span><text:span text:style-name="MT2">P</text:span><text:span text:style-name="MT3">ROTOCOL </text:span><text:span text:style-name="MT1">DOCUMENT</text:span></text:p>
            </table:table-cell>
            <table:table-cell table:style-name="Taula1.B1" table:number-rows-spanned="2" office:value-type="string">
              <text:p text:style-name="MP2"><text:span text:style-name="MT4">P</text:span><text:span text:style-name="MT5">-</text:span><text:span text:style-name="MT6">4</text:span><text:span text:style-name="MT7">7</text:span></text:p>
            </table:table-cell>
          </table:table-row>
          <table:table-row table:style-name="Taula1.2">
            <table:table-cell table:style-name="Taula1.A2" office:value-type="string">
              <text:list xml:id="list1515955586" text:style-name="ML1">
                <text:list-header>
                  <text:p text:style-name="MP3">Management of additional fields</text:p>
                </text:list-header>
              </text:list>
            </table:table-cell>
            <table:covered-table-cell/>
          </table:table-row>
        </table:table>
        <text:p text:style-name="MP4"/>
      </style:header>
      <style:footer>
        <text:p text:style-name="MP5"><draw:line text:anchor-type="paragraph" draw:z-index="1" draw:name="Forma1" draw:style-name="Mgr1" draw:text-style-name="MP6" svg:x1="0.115cm" svg:y1="0.115cm" svg:x2="16.951cm" svg:y2="0.18cm"><text:p/></draw:line></text:p>
        <text:p text:style-name="MP5"><text:span text:style-name="MT8">Page</text:span> <text:page-number text:select-page="current">2</text:page-number>/<text:page-count>2</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11-03T09:30:01.547000000</dc:date>
    <meta:editing-duration>PT2H46M46S</meta:editing-duration>
    <meta:editing-cycles>49</meta:editing-cycles>
    <meta:generator>LibreOffice/6.0.5.2$Windows_X86_64 LibreOffice_project/54c8cbb85f300ac59db32fe8a675ff7683cd5a16</meta:generator>
    <meta:document-statistic meta:table-count="2" meta:image-count="2" meta:object-count="0" meta:page-count="2" meta:paragraph-count="67" meta:word-count="560" meta:character-count="3908" meta:non-whitespace-character-count="3335"/>
  </office:meta>
</office:document-meta>
</file>